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color="#ffffff"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color="#e6e6e6" draw:textarea-horizontal-align="justify" draw:textarea-vertical-align="middle" draw:auto-grow-height="false"/>
    </style:style>
    <style:style style:name="gr4"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5" style:family="graphic" style:parent-style-name="standard">
      <style:graphic-properties draw:fill="hatch" draw:fill-color="#99ccff" draw:fill-hatch-name="Black_20_45_20_Degrees" draw:fill-hatch-solid="false" draw:textarea-horizontal-align="justify" draw:textarea-vertical-align="middle" draw:auto-grow-height="false"/>
    </style:style>
    <style:style style:name="gr6"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7" style:family="graphic" style:parent-style-name="standard">
      <style:graphic-properties draw:fill-color="#333333" draw:textarea-horizontal-align="justify" draw:textarea-vertical-align="middle" draw:auto-grow-height="false"/>
    </style:style>
    <style:style style:name="gr8" style:family="graphic" style:parent-style-name="standard">
      <style:graphic-properties draw:fill-color="#cccccc" draw:textarea-horizontal-align="justify" draw:textarea-vertical-align="middle" draw:auto-grow-height="false"/>
    </style:style>
    <style:style style:name="gr9" style:family="graphic" style:parent-style-name="standard">
      <style:graphic-properties svg:stroke-width="0.1cm" svg:stroke-color="#808080" draw:marker-start-width="0.35cm" draw:marker-end-width="0.35cm" draw:fill-color="#ffffff" draw:textarea-vertical-align="middle" draw:auto-grow-height="false" fo:min-height="0.749cm" fo:min-width="0.499cm" fo:padding-top="0.175cm" fo:padding-bottom="0.175cm" fo:padding-left="0.3cm" fo:padding-right="0.3cm"/>
    </style:style>
    <style:style style:name="gr10" style:family="graphic" style:parent-style-name="standard">
      <style:graphic-properties draw:fill="none" draw:textarea-vertical-align="middle" draw:auto-grow-height="false" fo:min-height="0.749cm" fo:min-width="0.499cm"/>
    </style:style>
    <style:style style:name="gr11" style:family="graphic" style:parent-style-name="standard">
      <style:graphic-properties draw:fill="hatch" draw:fill-hatch-name="Black_20_-45_20_Degrees" draw:fill-hatch-solid="false"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font-family="'URW Palladio L'" style:font-pitch="variable"/>
    </style:style>
    <style:style style:name="P4" style:family="paragraph">
      <style:paragraph-properties fo:text-align="center"/>
      <style:text-properties fo:font-family="'URW Palladio L'" style:font-pitch="variable" fo:font-size="12pt" style:font-size-asian="12pt" style:font-size-complex="12pt"/>
    </style:style>
    <style:style style:name="P5" style:family="paragraph">
      <style:paragraph-properties fo:text-align="center"/>
      <style:text-properties fo:color="#ffffff" fo:font-family="'URW Palladio L'" style:font-pitch="variable"/>
    </style:style>
    <style:style style:name="T1" style:family="text">
      <style:text-properties fo:font-family="'URW Palladio L'" style:font-pitch="variable"/>
    </style:style>
    <style:style style:name="T2" style:family="text">
      <style:text-properties fo:font-family="'URW Palladio L'" style:font-pitch="variable" fo:font-size="12pt" style:font-size-asian="12pt" style:font-size-complex="12pt"/>
    </style:style>
    <style:style style:name="T3" style:family="text">
      <style:text-properties fo:color="#ffffff" fo:font-family="'URW Palladio L'"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3cm" svg:height="2cm" svg:x="14.4cm" svg:y="7.9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 draw:text-style-name="P1" draw:layer="layout" svg:width="3cm" svg:height="2cm" svg:x="9.2cm" svg:y="7.9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 draw:text-style-name="P1" draw:id="id1" draw:layer="layout" svg:width="4cm" svg:height="3cm" svg:x="3cm" svg:y="4.5cm">
          <text:p/>
          <draw:enhanced-geometry svg:viewBox="0 0 21600 21600" draw:type="rectangle" draw:enhanced-path="M 0 0 L 21600 0 21600 21600 0 21600 0 0 Z N"/>
        </draw:custom-shape>
        <draw:custom-shape draw:style-name="gr2" draw:text-style-name="P1" draw:id="id2" draw:layer="layout" svg:width="3.5cm" svg:height="3.3cm" svg:x="13cm" svg:y="2.7cm">
          <text:p/>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3" draw:layer="layout" svg:width="7.5cm" svg:height="2cm" svg:x="6.7cm" svg:y="11.7cm">
          <text:p text:style-name="P2"><text:span text:style-name="T1">Hallo prima</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4" draw:text-style-name="P1" draw:layer="layout" svg:x1="7cm" svg:y1="6cm" svg:x2="13cm" svg:y2="4.35cm" draw:start-shape="id1" draw:end-shape="id2" draw:end-glue-point="6" svg:d="m7000 6000h3000v-1650h3000">
          <text:p/>
        </draw:connector>
        <draw:custom-shape draw:style-name="gr3" draw:text-style-name="P4" draw:layer="layout" svg:width="3.6cm" svg:height="1cm" svg:x="17.2cm" svg:y="0.2cm">
          <text:p text:style-name="P2"><text:span text:style-name="T2">Ein Pfei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 draw:id="id3" draw:layer="layout" svg:width="4cm" svg:height="1.5cm" svg:x="1.2cm" svg:y="8.7cm">
          <text:p/>
          <draw:enhanced-geometry svg:viewBox="0 0 21600 21600" draw:type="rectangle" draw:enhanced-path="M 0 0 L 21600 0 21600 21600 0 21600 0 0 Z N"/>
        </draw:custom-shape>
        <draw:connector draw:style-name="gr6" draw:text-style-name="P1" draw:layer="layout" draw:type="curve" svg:x1="3.2cm" svg:y1="8.7cm" svg:x2="3cm" svg:y2="6cm" draw:start-shape="id3" draw:start-glue-point="0" draw:end-shape="id1" draw:end-glue-point="3" svg:d="m3200 8700c0-900-351-750-589-1200s-362-1500 389-1500">
          <text:p/>
        </draw:connector>
        <draw:custom-shape draw:style-name="gr7" draw:text-style-name="P5" draw:layer="layout" svg:width="4cm" svg:height="1.5cm" svg:x="6.2cm" svg:y="8.7cm">
          <text:p text:style-name="P1"><text:span text:style-name="T3">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cm" svg:height="1.5cm" svg:x="11.2cm" svg:y="8.7cm">
          <text:p text:style-name="P1">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4cm" svg:height="1.5cm" svg:x="16.2cm" svg:y="8.7cm">
          <text:p text:style-name="P1">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cm" svg:height="1.5cm" svg:x="13.7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 draw:text-style-name="P4" draw:layer="layout" svg:width="3.6cm" svg:height="1cm" svg:x="17.2cm" svg:y="1.5cm">
          <text:p text:style-name="P1"><text:span text:style-name="T2">Eine Bo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0.5cm" svg:height="0.5cm" svg:x="14.5cm" svg:y="4.2cm">
          <text:p/>
          <draw:enhanced-geometry svg:viewBox="0 0 707 799" draw:mirror-horizontal="false" draw:mirror-vertical="false" draw:type="non-primitive" draw:enhanced-path="M 637 408 L 637 402 631 402 626 402 620 396 626 396 631 396 637 396 637 390 678 354 702 306 707 252 684 198 655 156 608 132 555 132 503 150 497 150 497 156 491 156 491 162 491 156 491 150 491 150 491 144 479 96 462 60 433 30 398 6 357 0 310 6 275 30 245 60 228 96 222 144 222 150 222 150 222 156 222 162 216 156 210 156 205 150 205 150 152 132 99 132 52 156 23 198 0 252 6 306 29 354 70 390 70 396 76 396 82 396 88 396 82 402 76 402 70 402 70 408 29 444 6 493 0 541 23 595 52 637 99 661 152 667 205 649 205 643 210 643 216 643 222 637 222 643 222 649 222 649 222 655 228 703 245 739 275 769 310 793 357 799 398 793 433 769 462 739 479 703 491 655 491 649 491 649 491 643 491 637 491 643 497 643 497 643 503 649 555 667 608 661 655 637 684 595 707 541 702 493 678 444 637 408 Z M 357 252 L 310 258 269 282 234 312 216 354 210 402 216 444 234 487 269 517 310 541 357 547 398 541 438 517 474 487 491 444 503 402 491 354 474 312 438 282 398 258 357 252 Z N"/>
        </draw:custom-shape>
        <draw:custom-shape draw:style-name="gr11" draw:text-style-name="P1" draw:layer="layout" svg:width="1.5cm" svg:height="2cm" svg:x="4.3cm" svg:y="5cm">
          <text:p/>
          <draw:enhanced-geometry svg:viewBox="0 0 640 861" draw:text-areas="257 295 414 566" draw:type="non-primitive" draw:enhanced-path="M 640 233 L 221 293 506 12 367 0 29 406 431 347 145 645 99 520 0 861 326 765 209 711 640 233 640 233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cm" fo:margin-bottom="0.2cm" fo:margin-left="0.2cm" fo:margin-right="0.2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2$Build-9483</meta:generator>
    <meta:creation-date>2008-02-26T11:54:42</meta:creation-date>
    <dc:date>2011-04-11T18:14:11</dc:date>
    <meta:editing-cycles>14</meta:editing-cycles>
    <meta:editing-duration>PT00H12M37S</meta:editing-duration>
    <dc:creator>Peter Barth</dc:creator>
    <meta:document-statistic meta:object-count="16"/>
    <meta:user-defined meta:name="Info 1"/>
    <meta:user-defined meta:name="Info 2"/>
    <meta:user-defined meta:name="Info 3"/>
    <meta:user-defined meta:name="Info 4"/>
  </office:meta>
</office:document-meta>
</file>